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.605cm"/>
    </style:style>
    <style:style style:name="Tabla3.B" style:family="table-column">
      <style:table-column-properties style:column-width="15.593cm"/>
    </style:style>
    <style:style style:name="Tabla3.C" style:family="table-column">
      <style:table-column-properties style:column-width="1.603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fo:font-weight="normal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1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1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</style:style>
    <style:style style:name="P20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style:font-size-asian="10pt" style:font-style-asian="normal" style:font-name-complex="Lucida Sans" style:font-size-complex="10pt" style:font-style-complex="normal"/>
    </style:style>
    <style:style style:name="P21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22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8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text-properties fo:font-size="2pt" style:font-size-asian="2pt" style:font-size-complex="2pt"/>
    </style:style>
    <style:style style:name="P32" style:family="paragraph" style:parent-style-name="Standard">
      <style:text-properties style:font-name="Lucida Sans" fo:font-size="14pt" style:font-size-asian="14pt" style:font-size-complex="14pt"/>
    </style:style>
    <style:style style:name="P3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3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3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6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7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Standard">
      <style:paragraph-properties fo:margin-left="0cm" fo:margin-right="-0.056cm" fo:margin-top="0.199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4" style:family="text">
      <style:text-properties fo:color="#221f1f" style:font-name="Lucida Sans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" style:family="text">
      <style:text-properties fo:color="#221f1f" style:font-name="Lucida Sans" fo:font-size="8pt" style:font-size-asian="8pt" style:font-name-complex="Lucida Sans" style:font-size-complex="8pt"/>
    </style:style>
    <style:style style:name="T6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T7" style:family="text">
      <style:text-properties fo:color="#221f1f" style:text-position="-5% 100%" fo:letter-spacing="-0.007cm" fo:font-weight="bold" style:font-weight-asian="bold" style:font-weight-complex="bold"/>
    </style:style>
    <style:style style:name="T8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text-position="-5% 100%" fo:font-size="9pt" fo:letter-spacing="-0.007cm" fo:font-weight="normal" style:font-size-asian="9pt" style:font-weight-asian="normal" style:font-size-complex="9pt" style:font-weight-complex="normal"/>
    </style:style>
    <style:style style:name="T1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11" style:family="text">
      <style:text-properties fo:color="#221f1f" style:text-position="-5% 100%" fo:font-size="9pt" style:font-size-asian="9pt" style:font-size-complex="9pt"/>
    </style:style>
    <style:style style:name="T12" style:family="text">
      <style:text-properties fo:color="#221f1f" style:text-position="-5% 100%" fo:font-size="7pt" fo:letter-spacing="0.004cm" fo:font-weight="normal" style:font-size-asian="7pt" style:font-weight-asian="normal" style:font-size-complex="7pt" style:font-weight-complex="normal"/>
    </style:style>
    <style:style style:name="T13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221f1f" style:text-position="-5% 100%" fo:font-size="8pt" fo:letter-spacing="-0.007cm" fo:font-style="normal" style:font-size-asian="8pt" style:font-style-asian="normal" style:font-size-complex="8pt" style:font-style-complex="normal"/>
    </style:style>
    <style:style style:name="T15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221f1f" style:text-position="-5% 100%" fo:font-size="8pt" fo:letter-spacing="-0.028cm" fo:font-style="normal" style:font-size-asian="8pt" style:font-style-asian="normal" style:font-size-complex="8pt" style:font-style-complex="normal"/>
    </style:style>
    <style:style style:name="T1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18" style:family="text">
      <style:text-properties fo:color="#221f1f" fo:letter-spacing="-0.007cm" fo:font-style="normal" style:font-style-asian="normal" style:font-style-complex="normal"/>
    </style:style>
    <style:style style:name="T19" style:family="text">
      <style:text-properties fo:color="#221f1f" fo:font-size="8pt" fo:letter-spacing="-0.007cm" style:font-size-asian="8pt" style:font-size-complex="8pt"/>
    </style:style>
    <style:style style:name="T20" style:family="text">
      <style:text-properties fo:color="#221f1f" fo:font-size="8pt" fo:letter-spacing="-0.007cm" fo:font-weight="normal" style:font-size-asian="8pt" style:font-weight-asian="normal" style:font-size-complex="8pt" style:font-weight-complex="normal"/>
    </style:style>
    <style:style style:name="T21" style:family="text">
      <style:text-properties fo:color="#221f1f" fo:font-size="8pt" fo:letter-spacing="-0.018cm" style:font-size-asian="8pt" style:font-size-complex="8pt"/>
    </style:style>
    <style:style style:name="T22" style:family="text">
      <style:text-properties fo:color="#000000" style:text-position="-5% 100%" fo:font-size="10pt" fo:letter-spacing="0.004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T25" style:family="text">
      <style:text-properties fo:color="#000000" style:text-position="-5% 100%" fo:font-size="6pt" fo:letter-spacing="0.004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6" style:family="text">
      <style:text-properties fo:color="#000000" style:text-position="-5% 100%" fo:font-size="6pt" fo:letter-spacing="0.004cm" fo:font-style="normal" style:text-underline-style="none" fo:font-weight="normal" style:font-size-asian="5.25pt" style:font-style-asian="normal" style:font-weight-asian="normal" style:font-size-complex="6pt" style:font-style-complex="normal" style:font-weight-complex="normal"/>
    </style:style>
    <style:style style:name="T27" style:family="text">
      <style:text-properties style:text-position="-5% 100%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position="-5% 100%" fo:font-size="10pt" fo:letter-spacing="-0.007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0" style:family="text">
      <style:text-properties style:text-position="-5% 100%" fo:font-size="8pt" fo:letter-spacing="-0.007cm" style:font-size-asian="8pt" style:font-size-complex="8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39"/>
          </table:table-cell>
          <table:table-cell table:style-name="Tabla3.A1" office:value-type="string">
            <text:p text:style-name="P39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42"><text:text-input text:description="&lt;formatLang(line.qty_done)&gt;">25,45</text:text-input> <text:text-input text:description="&lt;line.product_uom_id.name&gt;">kgs.</text:text-input></text:p>
          </table:table-cell>
          <table:table-cell table:style-name="Tabla3.A2" office:value-type="string">
            <text:p text:style-name="P40"><text:span text:style-name="T26"><text:text-input text:description="&lt;if test=&quot;o.internal&quot;&gt;">ifint</text:text-input></text:span><text:text-input text:description="&lt;line.product_id.description_picking&gt;">prod interno</text:text-input><text:span text:style-name="T25"><text:text-input text:description="&lt;/if&gt;">&lt;/if&gt;</text:text-input></text:span><text:span text:style-name="T25"><text:text-input text:description="&lt;if test=&quot;not o.internal&quot;&gt;">ifNint</text:text-input></text:span><text:text-input text:description="&lt;line.product_id.display_name&gt;">prod normal</text:text-input><text:span text:style-name="T25"><text:text-input text:description="&lt;/if&gt;">&lt;/if&gt;</text:text-input></text:span> <text:span text:style-name="T34"><text:text-input text:description="&lt;if test=&quot;line.lot_id.name&quot;&gt;">if</text:text-input></text:span>-<text:span text:style-name="T34"> </text:span><text:span text:style-name="T33"><text:text-input text:description="&lt;&quot;Lote %s %s&quot; % (line.lot_id.name or &quot;&quot;, line.lot_id.attributes or &quot;&quot;)&gt;">000513210</text:text-input></text:span><text:span text:style-name="T33"><text:text-input text:description="&lt;/if&gt;">/if</text:text-input></text:span></text:p>
          </table:table-cell>
          <table:table-cell table:style-name="Tabla3.A2" office:value-type="string">
            <text:p text:style-name="P42"><text:text-input text:description="&lt;formatLang(line.product_weight*line.qty_done)&gt;">25,45</text:text-input></text:p>
          </table:table-cell>
        </table:table-row>
        <table:table-row table:style-name="Tabla3.3"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1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1.517cm"/>
    </style:style>
    <style:style style:name="Tabla5.C" style:family="table-column">
      <style:table-column-properties style:column-width="1.605cm"/>
    </style:style>
    <style:style style:name="Tabla5.D" style:family="table-column">
      <style:table-column-properties style:column-width="7.493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552cm"/>
    </style:style>
    <style:style style:name="Tabla5.4" style:family="table-row">
      <style:table-row-properties style:min-row-height="0.33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13.106cm"/>
    </style:style>
    <style:style style:name="Tabla7.B" style:family="table-column">
      <style:table-column-properties style:column-width="5.694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0.229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.605cm"/>
    </style:style>
    <style:style style:name="Tabla2.B" style:family="table-column">
      <style:table-column-properties style:column-width="15.593cm"/>
    </style:style>
    <style:style style:name="Tabla2.C" style:family="table-column">
      <style:table-column-properties style:column-width="1.603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11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style:font-size-asian="10pt" style:font-style-asian="normal" style:font-name-complex="Lucida Sans" style:font-size-complex="10pt" style:font-style-complex="normal"/>
    </style:style>
    <style:style style:name="MP12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4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</style:style>
    <style:style style:name="M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1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fo:font-weight="normal" style:font-size-asian="6pt" style:font-weight-asian="normal" style:font-size-complex="6pt" style:font-weight-complex="normal"/>
    </style:style>
    <style:style style:name="MP2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P2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7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8" style:family="paragraph" style:parent-style-name="Standard">
      <style:text-properties fo:font-size="2pt" style:font-size-asian="2pt" style:font-size-complex="2pt"/>
    </style:style>
    <style:style style:name="MP2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3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3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4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paragraph-properties fo:margin-left="0cm" fo:margin-right="-0.056cm" fo:margin-top="0.199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style:font-name-complex="Lucida Sans"/>
    </style:style>
    <style:style style:name="M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4" style:family="text">
      <style:text-properties fo:color="#221f1f" style:text-position="-5% 100%" fo:letter-spacing="-0.007cm" fo:font-weight="bold" style:font-weight-asian="bold" style:font-weight-complex="bold"/>
    </style:style>
    <style:style style:name="MT5" style:family="text">
      <style:text-properties fo:color="#000000" style:text-position="-5% 100%" fo:font-size="10pt" fo:letter-spacing="0.004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style:text-position="-5% 100%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style:text-position="-5% 100%" fo:font-size="10pt" fo:letter-spacing="-0.007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9" style:family="text">
      <style:text-properties fo:color="#221f1f" style:font-name="Lucida Sans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10" style:family="text">
      <style:text-properties fo:color="#221f1f" style:font-name="Lucida Sans" fo:font-size="8pt" style:font-size-asian="8pt" style:font-name-complex="Lucida Sans" style:font-size-complex="8pt"/>
    </style:style>
    <style:style style:name="MT11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MT12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MT13" style:family="text">
      <style:text-properties fo:color="#221f1f" style:text-position="-5% 100%" fo:font-size="9pt" fo:letter-spacing="-0.007cm" fo:font-weight="normal" style:font-size-asian="9pt" style:font-weight-asian="normal" style:font-size-complex="9pt" style:font-weight-complex="normal"/>
    </style:style>
    <style:style style:name="MT1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5" style:family="text">
      <style:text-properties fo:color="#221f1f" style:text-position="-5% 100%" fo:font-size="7pt" fo:letter-spacing="0.004cm" fo:font-weight="normal" style:font-size-asian="7pt" style:font-weight-asian="normal" style:font-size-complex="7pt" style:font-weight-complex="normal"/>
    </style:style>
    <style:style style:name="MT16" style:family="text">
      <style:text-properties fo:color="#221f1f" style:text-position="-5% 100%" fo:font-size="9pt" style:font-size-asian="9pt" style:font-size-complex="9pt"/>
    </style:style>
    <style:style style:name="MT17" style:family="text">
      <style:text-properties fo:font-weight="bold" style:font-weight-asian="bold" style:font-weight-complex="bold"/>
    </style:style>
    <style:style style:name="MT18" style:family="text">
      <style:text-properties fo:color="#221f1f" fo:letter-spacing="-0.007cm" fo:font-style="normal" style:font-style-asian="normal" style:font-style-complex="normal"/>
    </style:style>
    <style:style style:name="MT19" style:family="text">
      <style:text-properties fo:font-weight="normal" style:font-weight-asian="normal" style:font-weight-complex="normal"/>
    </style:style>
    <style:style style:name="MT20" style:family="text">
      <style:text-properties fo:color="#221f1f" fo:font-size="8pt" fo:letter-spacing="-0.007cm" style:font-size-asian="8pt" style:font-size-complex="8pt"/>
    </style:style>
    <style:style style:name="MT21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22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23" style:family="text">
      <style:text-properties fo:color="#221f1f" fo:font-size="8pt" fo:letter-spacing="-0.007cm" fo:font-weight="normal" style:font-size-asian="8pt" style:font-weight-asian="normal" style:font-size-complex="8pt" style:font-weight-complex="normal"/>
    </style:style>
    <style:style style:name="MT24" style:family="text">
      <style:text-properties fo:color="#221f1f" fo:font-size="8pt" fo:letter-spacing="-0.018cm" style:font-size-asian="8pt" style:font-size-complex="8pt"/>
    </style:style>
    <style:style style:name="MT25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MT26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27" style:family="text">
      <style:text-properties fo:color="#221f1f" style:text-position="-5% 100%" fo:font-size="8pt" fo:letter-spacing="-0.028cm" fo:font-style="normal" style:font-size-asian="8pt" style:font-style-asian="normal" style:font-size-complex="8pt" style:font-style-complex="normal"/>
    </style:style>
    <style:style style:name="MT28" style:family="text">
      <style:text-properties fo:color="#221f1f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2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0" style:family="text">
      <style:text-properties style:text-position="-5% 100%" fo:font-size="8pt" fo:letter-spacing="-0.007cm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/>
            </table:table-cell>
          </table:table-row>
          <table:table-row table:style-name="Tabla5.2">
            <table:table-cell table:style-name="Tabla5.A2" table:number-rows-spanned="3" office:value-type="string">
              <text:p text:style-name="MP9"><text:s/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0"/>
              <text:p text:style-name="MP10"><text:span text:style-name="MT1"><text:s/></text:span><text:span text:style-name="MT1"><text:text-input text:description="&lt;if test=&quot;o.date_done&quot;&gt;">If</text:text-input></text:span><text:span text:style-name="MT1"><text:text-input text:description="&lt;formatLang(o.date_done,date='true')&gt;">DD/MM/YYYY</text:text-input></text:span><text:span text:style-name="MT2"><text:text-input text:description="&lt;/if&gt;">/if</text:text-input></text:span><text:span text:style-name="MT2"> <text:s text:c="2"/></text:span><text:span text:style-name="MT3"><text:text-input text:description="&lt;if test=&quot;keys.get('print_page_number')&quot;&gt;">IF2</text:text-input></text:span><text:span text:style-name="MT2">Hoja</text:span><text:span text:style-name="MT1"> Nº: </text:span><text:span text:style-name="MT1"><text:page-number text:select-page="current">1</text:page-number></text:span><text:span text:style-name="MT1">/</text:span><text:span text:style-name="MT1"><text:page-count>1</text:page-count></text:span><text:span text:style-name="MT1"> </text:span><text:span text:style-name="MT3"><text:text-input text:description="&lt;/if&gt;">end if</text:text-input></text:span><text:span text:style-name="MT3"> </text:span></text:p>
              <text:p text:style-name="MP11"><text:span text:style-name="MT4">Movimiento: </text:span><text:span text:style-name="MT4"><text:text-input text:description="&lt;o.name&gt;">Movimiento</text:text-input></text:span><text:span text:style-name="MT4"> </text:span></text:p>
              <text:p text:style-name="MP12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3"/>
              <text:p text:style-name="MP7"/>
              <text:p text:style-name="MP14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5"><text:text-input text:description="&lt;if test=&quot;o.internal&quot;&gt;">ifint</text:text-input></text:p>
              <text:p text:style-name="MP16"><text:span text:style-name="MT5">Sr./es.: </text:span><text:span text:style-name="MT6"><text:text-input text:description="&lt;o.location_dest_id.get_warehouse().name&gt;">nombre tercero</text:text-input></text:span></text:p>
              <text:p text:style-name="MP16"><text:span text:style-name="MT7">Direccion: </text:span><text:span text:style-name="MT8"><text:placeholder text:placeholder-type="text">&lt;partner_address(o.location_dest_id.get_warehouse().partner_id)&gt;</text:placeholder></text:span></text:p>
              <text:p text:style-name="MP15"><text:text-input text:description="&lt;/if&gt;">&lt;/if&gt;</text:text-input></text:p>
              <text:p text:style-name="MP15"/>
              <text:p text:style-name="MP15"><text:text-input text:description="&lt;if test=&quot;not o.internal&quot;&gt;">ifNint</text:text-input></text:p>
              <text:p text:style-name="MP17"><text:span text:style-name="MT9">Cliente</text:span><text:span text:style-name="MT10">:</text:span><text:span text:style-name="MT11"> </text:span><text:span text:style-name="MT12"><text:placeholder text:placeholder-type="text">&lt;o.partner_id.commercial_partner_id.name&gt;</text:placeholder></text:span></text:p>
              <text:p text:style-name="MP18"><text:span text:style-name="MT13">Dirección</text:span><text:span text:style-name="MT14">:</text:span><text:span text:style-name="MT15"> </text:span><text:span text:style-name="MT16"><text:placeholder text:placeholder-type="text">&lt;partner_address(o.partner_id)&gt;</text:placeholder></text:span></text:p>
              <text:p text:style-name="MP15"><text:text-input text:description="&lt;/if&gt;">&lt;/if&gt;</text:text-input></text:p>
              <text:p text:style-name="MP19"/>
            </table:table-cell>
            <table:table-cell table:style-name="Tabla7.A1" table:number-rows-spanned="2" office:value-type="string">
              <text:p text:style-name="MP20"/>
              <text:p text:style-name="MP21">IVA: <text:span text:style-name="MT17"><text:placeholder text:placeholder-type="text">&lt;o.partner_id.commercial_partner_id.afip_responsability_type_id.name&gt;</text:placeholder></text:span></text:p>
              <text:p text:style-name="MP21">CUIT: <text:span text:style-name="MT17"><text:placeholder text:placeholder-type="text">&lt;o.partner_id.commercial_partner_id.main_id_number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2"/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3"/>
            </table:table-cell>
            <table:table-cell table:style-name="Tabla1.A1" office:value-type="string">
              <text:p text:style-name="MP24"/>
            </table:table-cell>
            <table:table-cell table:style-name="Tabla1.A1" office:value-type="string">
              <text:p text:style-name="MP25"/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6">Cant</text:p>
            </table:table-cell>
            <table:table-cell table:style-name="Tabla2.A1" office:value-type="string">
              <text:p text:style-name="MP26">Descripción / Lote</text:p>
            </table:table-cell>
            <table:table-cell table:style-name="Tabla2.C1" office:value-type="string">
              <text:p text:style-name="MP27">Kg</text:p>
            </table:table-cell>
          </table:table-row>
        </table:table>
        <text:p text:style-name="MP2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29"/>
            </table:table-cell>
            <table:table-cell table:style-name="Tabla6.A1" office:value-type="string">
              <text:p text:style-name="MP30"/>
            </table:table-cell>
            <table:table-cell table:style-name="Tabla6.A1" office:value-type="string">
              <text:p text:style-name="MP30"/>
            </table:table-cell>
            <table:table-cell table:style-name="Tabla6.A1" office:value-type="string">
              <text:p text:style-name="MP30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31"><text:span text:style-name="MT18">OBSERVACIONES</text:span>: <text:s text:c="2"/><text:span text:style-name="MT19">Bultos: </text:span><text:span text:style-name="MT20"><text:text-input text:description="&lt;o.number_of_packages&gt;">10</text:text-input></text:span><text:span text:style-name="MT20"> <text:s/>- <text:s/></text:span><text:span text:style-name="MT21"><text:text-input text:description="&lt;if test=&quot;print_commercial&quot;&gt;">IF2</text:text-input></text:span><text:span text:style-name="MT22">Comercial</text:span><text:span text:style-name="MT23">:</text:span><text:span text:style-name="MT24"> </text:span><text:span text:style-name="MT25"><text:text-input text:description="&lt;/if&gt;">&lt;/if&gt;</text:text-input></text:span><text:span text:style-name="MT25"> <text:s text:c="7"/></text:span><text:span text:style-name="MT22">Doc. Origen</text:span><text:span text:style-name="MT26">:</text:span><text:span text:style-name="MT27"> </text:span><text:span text:style-name="MT28"><text:text-input text:description="&lt;o.origin&gt;">R1231231 - R1231321</text:text-input></text:span></text:p>
              <text:p text:style-name="MP31"><text:s/><text:span text:style-name="MT29"><text:placeholder text:placeholder-type="text">&lt;o.observations&gt;</text:placeholder></text:span><text:span text:style-name="MT29"> <text:s text:c="2"/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2"/>
            </table:table-cell>
            <table:table-cell table:style-name="Tabla6.B3" office:value-type="string">
              <text:p text:style-name="MP33"><text:span text:style-name="MT30"><text:s text:c="12"/></text:span><text:span text:style-name="MT30"><text:text-input text:description="&lt;o.carrier_id.partner_id.name&gt;">El más rapido SRL</text:text-input></text:span></text:p>
              <text:p text:style-name="MP34">20-31393297-5</text:p>
              <text:p text:style-name="MP35"/>
              <text:p text:style-name="MP35"/>
              <text:p text:style-name="MP35"/>
              <text:p text:style-name="MP35"/>
            </table:table-cell>
            <table:table-cell table:style-name="Tabla6.B3" office:value-type="string">
              <text:p text:style-name="MP36"/>
            </table:table-cell>
            <table:table-cell table:style-name="Tabla6.B3" office:value-type="string">
              <text:p text:style-name="MP37">Fecha: <text:s text:c="5"/>/ <text:s text:c="6"/>/</text:p>
              <text:p text:style-name="MP37">Ingreso: <text:s text:c="4"/>: <text:s text:c="6"/>Egreso: <text:s text:c="4"/>: <text:s text:c="3"/></text:p>
              <text:p text:style-name="MP37">Documento: <text:s/></text:p>
              <text:p text:style-name="MP37"><text:s text:c="23"/></text:p>
            </table:table-cell>
          </table:table-row>
        </table:table>
        <text:p text:style-name="MP3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5-01T14:49:05.821684495</dc:date>
    <meta:editing-duration>P3DT10M4S</meta:editing-duration>
    <meta:editing-cycles>435</meta:editing-cycles>
    <meta:generator>LibreOffice/5.1.6.2$Linux_X86_64 LibreOffice_project/10m0$Build-2</meta:generator>
    <meta:document-statistic meta:table-count="6" meta:image-count="0" meta:object-count="0" meta:page-count="1" meta:paragraph-count="30" meta:word-count="142" meta:character-count="843" meta:non-whitespace-character-count="715"/>
  </office:meta>
</office:document-meta>
</file>